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60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60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60"/>
    <style:style style:name="ce8" style:family="table-cell" style:parent-style-name="Default" style:data-style-name="N43"/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row table:style-name="ro1">
          <table:table-cell table:style-name="Default" office:value-type="string" calcext:value-type="string">
            <text:p>Paso: 10.00000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Grilla</text:p>
          </table:table-cell>
          <table:table-cell table:style-name="ce1" office:value-type="string" calcext:value-type="string">
            <text:p>T(Euler)</text:p>
          </table:table-cell>
          <table:table-cell table:style-name="ce1" office:value-type="string" calcext:value-type="string">
            <text:p>T(RK)</text:p>
          </table:table-cell>
          <table:table-cell table:style-name="ce1" office:value-type="string" calcext:value-type="string">
            <text:p>T(Analitico)</text:p>
          </table:table-cell>
          <table:table-cell table:number-columns-repeated="12"/>
        </table:table-row>
        <table:table-row table:style-name="ro1">
          <table:table-cell office:value-type="float" office:value="219.075" calcext:value-type="float">
            <text:p>219.075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229.075" calcext:value-type="float">
            <text:p>229.075</text:p>
          </table:table-cell>
          <table:table-cell office:value-type="float" office:value="120.39922" calcext:value-type="float">
            <text:p>120.39922</text:p>
          </table:table-cell>
          <table:table-cell table:style-name="ce2" office:value-type="float" office:value="120.34058" calcext:value-type="float">
            <text:p>120.34058</text:p>
          </table:table-cell>
          <table:table-cell office:value-type="float" office:value="112.33048" calcext:value-type="float">
            <text:p>112.33048</text:p>
          </table:table-cell>
          <table:table-cell table:number-columns-repeated="12"/>
        </table:table-row>
        <table:table-row table:style-name="ro1">
          <table:table-cell table:style-name="ce3" office:value-type="float" office:value="239.075" calcext:value-type="float">
            <text:p>239.075</text:p>
          </table:table-cell>
          <table:table-cell table:number-columns-repeated="2" table:style-name="ce3" office:value-type="float" office:value="158" calcext:value-type="float">
            <text:p>158</text:p>
          </table:table-cell>
          <table:table-cell table:style-name="ce3" office:value-type="float" office:value="142.32207" calcext:value-type="float">
            <text:p>142.32207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Default"/>
          <table:table-cell/>
          <table:table-cell table:style-name="ce9"/>
          <table:table-cell table:number-columns-repeated="12"/>
        </table:table-row>
        <table:table-row table:style-name="ro1">
          <table:table-cell table:style-name="ce1" office:value-type="string" calcext:value-type="string">
            <text:p>Error(Euler)</text:p>
          </table:table-cell>
          <table:table-cell table:style-name="ce1" office:value-type="string" calcext:value-type="string">
            <text:p>Error(RK)</text:p>
          </table:table-cell>
          <table:table-cell table:style-name="ce1" office:value-type="string" calcext:value-type="string">
            <text:p>Error estimado</text:p>
          </table:table-cell>
          <table:table-cell table:style-name="ce10"/>
          <table:table-cell table:number-columns-repeated="12"/>
        </table:table-row>
        <table:table-row table:style-name="ro1">
          <table:table-cell table:number-columns-repeated="2" table:style-name="ce1" office:value-type="float" office:value="15.67793" calcext:value-type="float">
            <text:p>15.67793</text:p>
          </table:table-cell>
          <table:table-cell table:style-name="ce1" office:value-type="float" office:value="0.05864" calcext:value-type="float">
            <text:p>0.05864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Paso: 4.23333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Grilla</text:p>
          </table:table-cell>
          <table:table-cell table:style-name="ce1" office:value-type="string" calcext:value-type="string">
            <text:p>T(Euler)</text:p>
          </table:table-cell>
          <table:table-cell table:style-name="ce1" office:value-type="string" calcext:value-type="string">
            <text:p>T(RK)</text:p>
          </table:table-cell>
          <table:table-cell table:style-name="ce1" office:value-type="string" calcext:value-type="string">
            <text:p>T(Analitico)</text:p>
          </table:table-cell>
          <table:table-cell table:number-columns-repeated="11"/>
          <table:table-cell office:value-type="string" calcext:value-type="string">
            <text:p>T(Analitico)</text:p>
          </table:table-cell>
        </table:table-row>
        <table:table-row table:style-name="ro1">
          <table:table-cell office:value-type="float" office:value="219.075" calcext:value-type="float">
            <text:p>219.075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224.155" calcext:value-type="float">
            <text:p>224.155</text:p>
          </table:table-cell>
          <table:table-cell office:value-type="float" office:value="97.11458" calcext:value-type="float">
            <text:p>97.11458</text:p>
          </table:table-cell>
          <table:table-cell table:style-name="ce2" office:value-type="float" office:value="97.09059" calcext:value-type="float">
            <text:p>97.09059</text:p>
          </table:table-cell>
          <table:table-cell office:value-type="float" office:value="97.09059" calcext:value-type="float">
            <text:p>97.09059</text:p>
          </table:table-cell>
          <table:table-cell table:number-columns-repeated="12"/>
        </table:table-row>
        <table:table-row table:style-name="ro1">
          <table:table-cell office:value-type="float" office:value="229.235" calcext:value-type="float">
            <text:p>229.235</text:p>
          </table:table-cell>
          <table:table-cell office:value-type="float" office:value="112.85548" calcext:value-type="float">
            <text:p>112.85548</text:p>
          </table:table-cell>
          <table:table-cell table:style-name="ce2" office:value-type="float" office:value="112.82057" calcext:value-type="float">
            <text:p>112.82057</text:p>
          </table:table-cell>
          <table:table-cell office:value-type="float" office:value="112.82058" calcext:value-type="float">
            <text:p>112.82058</text:p>
          </table:table-cell>
          <table:table-cell table:number-columns-repeated="12"/>
        </table:table-row>
        <table:table-row table:style-name="ro1">
          <table:table-cell office:value-type="float" office:value="234.315" calcext:value-type="float">
            <text:p>234.315</text:p>
          </table:table-cell>
          <table:table-cell office:value-type="float" office:value="128.23965" calcext:value-type="float">
            <text:p>128.23965</text:p>
          </table:table-cell>
          <table:table-cell table:style-name="ce2" office:value-type="float" office:value="128.20576" calcext:value-type="float">
            <text:p>128.20576</text:p>
          </table:table-cell>
          <table:table-cell office:value-type="float" office:value="128.20577" calcext:value-type="float">
            <text:p>128.20577</text:p>
          </table:table-cell>
          <table:table-cell table:number-columns-repeated="12"/>
        </table:table-row>
        <table:table-row table:style-name="ro1">
          <table:table-cell office:value-type="float" office:value="239.395" calcext:value-type="float">
            <text:p>239.395</text:p>
          </table:table-cell>
          <table:table-cell office:value-type="float" office:value="143.28289" calcext:value-type="float">
            <text:p>143.28289</text:p>
          </table:table-cell>
          <table:table-cell table:style-name="ce2" office:value-type="float" office:value="143.26095" calcext:value-type="float">
            <text:p>143.26095</text:p>
          </table:table-cell>
          <table:table-cell office:value-type="float" office:value="143.26095" calcext:value-type="float">
            <text:p>143.26095</text:p>
          </table:table-cell>
          <table:table-cell table:number-columns-repeated="12"/>
        </table:table-row>
        <table:table-row table:style-name="ro1">
          <table:table-cell table:style-name="ce3" office:value-type="float" office:value="244.475" calcext:value-type="float">
            <text:p>244.475</text:p>
          </table:table-cell>
          <table:table-cell table:number-columns-repeated="3" table:style-name="ce3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Default"/>
          <table:table-cell/>
          <table:table-cell table:style-name="ce9"/>
          <table:table-cell table:number-columns-repeated="12"/>
        </table:table-row>
        <table:table-row table:style-name="ro1">
          <table:table-cell table:style-name="ce1" office:value-type="string" calcext:value-type="string">
            <text:p>Error(Euler)</text:p>
          </table:table-cell>
          <table:table-cell table:style-name="ce1" office:value-type="string" calcext:value-type="string">
            <text:p>Error(RK)</text:p>
          </table:table-cell>
          <table:table-cell table:style-name="ce1" office:value-type="string" calcext:value-type="string">
            <text:p>Error estimado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 office:value-type="float" office:value="0.0349" calcext:value-type="float">
            <text:p>0.03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491" calcext:value-type="float">
            <text:p>0.03491</text:p>
          </table:table-cell>
          <table:table-cell table:style-name="ce1"/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Paso: 3.62857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Grilla</text:p>
          </table:table-cell>
          <table:table-cell table:style-name="ce1" office:value-type="string" calcext:value-type="string">
            <text:p>T(Euler)</text:p>
          </table:table-cell>
          <table:table-cell table:style-name="ce1" office:value-type="string" calcext:value-type="string">
            <text:p>T(RK)</text:p>
          </table:table-cell>
          <table:table-cell table:style-name="ce1" office:value-type="string" calcext:value-type="string">
            <text:p>T(Analitico)</text:p>
          </table:table-cell>
          <table:table-cell table:number-columns-repeated="11"/>
          <table:table-cell office:value-type="string" calcext:value-type="string">
            <text:p>T(Analitico)</text:p>
          </table:table-cell>
        </table:table-row>
        <table:table-row table:style-name="ro1">
          <table:table-cell office:value-type="float" office:value="219.075" calcext:value-type="float">
            <text:p>219.075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223.30833" calcext:value-type="float">
            <text:p>223.30833</text:p>
          </table:table-cell>
          <table:table-cell office:value-type="float" office:value="94.45166" calcext:value-type="float">
            <text:p>94.45166</text:p>
          </table:table-cell>
          <table:table-cell table:style-name="ce2" office:value-type="float" office:value="94.43431" calcext:value-type="float">
            <text:p>94.43431</text:p>
          </table:table-cell>
          <table:table-cell office:value-type="float" office:value="94.43431" calcext:value-type="float">
            <text:p>94.43431</text:p>
          </table:table-cell>
          <table:table-cell table:number-columns-repeated="12"/>
        </table:table-row>
        <table:table-row table:style-name="ro1">
          <table:table-cell office:value-type="float" office:value="227.54167" calcext:value-type="float">
            <text:p>227.54167</text:p>
          </table:table-cell>
          <table:table-cell office:value-type="float" office:value="107.64338" calcext:value-type="float">
            <text:p>107.64338</text:p>
          </table:table-cell>
          <table:table-cell table:style-name="ce2" office:value-type="float" office:value="107.61631" calcext:value-type="float">
            <text:p>107.61631</text:p>
          </table:table-cell>
          <table:table-cell office:value-type="float" office:value="107.61632" calcext:value-type="float">
            <text:p>107.61632</text:p>
          </table:table-cell>
          <table:table-cell table:number-columns-repeated="12"/>
        </table:table-row>
        <table:table-row table:style-name="ro1">
          <table:table-cell office:value-type="float" office:value="231.775" calcext:value-type="float">
            <text:p>231.775</text:p>
          </table:table-cell>
          <table:table-cell office:value-type="float" office:value="120.58502" calcext:value-type="float">
            <text:p>120.58502</text:p>
          </table:table-cell>
          <table:table-cell table:style-name="ce2" office:value-type="float" office:value="120.55532" calcext:value-type="float">
            <text:p>120.55532</text:p>
          </table:table-cell>
          <table:table-cell office:value-type="float" office:value="120.55532" calcext:value-type="float">
            <text:p>120.55532</text:p>
          </table:table-cell>
          <table:table-cell table:number-columns-repeated="12"/>
        </table:table-row>
        <table:table-row table:style-name="ro1">
          <table:table-cell office:value-type="float" office:value="236.00833" calcext:value-type="float">
            <text:p>236.00833</text:p>
          </table:table-cell>
          <table:table-cell office:value-type="float" office:value="133.28588" calcext:value-type="float">
            <text:p>133.28588</text:p>
          </table:table-cell>
          <table:table-cell table:style-name="ce2" office:value-type="float" office:value="133.26013" calcext:value-type="float">
            <text:p>133.26013</text:p>
          </table:table-cell>
          <table:table-cell office:value-type="float" office:value="133.26013" calcext:value-type="float">
            <text:p>133.26013</text:p>
          </table:table-cell>
          <table:table-cell table:number-columns-repeated="12"/>
        </table:table-row>
        <table:table-row table:style-name="ro1">
          <table:table-cell office:value-type="float" office:value="240.24167" calcext:value-type="float">
            <text:p>240.24167</text:p>
          </table:table-cell>
          <table:table-cell office:value-type="float" office:value="145.75477" calcext:value-type="float">
            <text:p>145.75477</text:p>
          </table:table-cell>
          <table:table-cell table:style-name="ce2" office:value-type="float" office:value="145.73905" calcext:value-type="float">
            <text:p>145.73905</text:p>
          </table:table-cell>
          <table:table-cell office:value-type="float" office:value="145.73906" calcext:value-type="float">
            <text:p>145.73906</text:p>
          </table:table-cell>
          <table:table-cell table:number-columns-repeated="12"/>
        </table:table-row>
        <table:table-row table:style-name="ro1">
          <table:table-cell table:style-name="ce3" office:value-type="float" office:value="244.475" calcext:value-type="float">
            <text:p>244.475</text:p>
          </table:table-cell>
          <table:table-cell table:number-columns-repeated="3" table:style-name="ce3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Default"/>
          <table:table-cell/>
          <table:table-cell table:style-name="ce9"/>
          <table:table-cell table:number-columns-repeated="12"/>
        </table:table-row>
        <table:table-row table:style-name="ro1">
          <table:table-cell table:style-name="ce1" office:value-type="string" calcext:value-type="string">
            <text:p>Error(Euler)</text:p>
          </table:table-cell>
          <table:table-cell table:style-name="ce1" office:value-type="string" calcext:value-type="string">
            <text:p>Error(RK)</text:p>
          </table:table-cell>
          <table:table-cell table:style-name="ce1" office:value-type="string" calcext:value-type="string">
            <text:p>Error estimado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 office:value-type="float" office:value="0.02969" calcext:value-type="float">
            <text:p>0.029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97" calcext:value-type="float">
            <text:p>0.0297</text:p>
          </table:table-cell>
          <table:table-cell table:style-name="ce1"/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Paso: 3.175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Grilla</text:p>
          </table:table-cell>
          <table:table-cell table:style-name="ce1" office:value-type="string" calcext:value-type="string">
            <text:p>T(Euler)</text:p>
          </table:table-cell>
          <table:table-cell table:style-name="ce1" office:value-type="string" calcext:value-type="string">
            <text:p>T(RK)</text:p>
          </table:table-cell>
          <table:table-cell table:style-name="ce1" office:value-type="string" calcext:value-type="string">
            <text:p>T(Analitico)</text:p>
          </table:table-cell>
          <table:table-cell table:number-columns-repeated="11"/>
          <table:table-cell office:value-type="string" calcext:value-type="string">
            <text:p>T(Analitico)</text:p>
          </table:table-cell>
        </table:table-row>
        <table:table-row table:style-name="ro1">
          <table:table-cell office:value-type="float" office:value="219.075" calcext:value-type="float">
            <text:p>219.075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222.70357" calcext:value-type="float">
            <text:p>222.70357</text:p>
          </table:table-cell>
          <table:table-cell office:value-type="float" office:value="92.5439" calcext:value-type="float">
            <text:p>92.5439</text:p>
          </table:table-cell>
          <table:table-cell table:style-name="ce2" office:value-type="float" office:value="92.53079" calcext:value-type="float">
            <text:p>92.53079</text:p>
          </table:table-cell>
          <table:table-cell office:value-type="float" office:value="92.53079" calcext:value-type="float">
            <text:p>92.53079</text:p>
          </table:table-cell>
          <table:table-cell table:number-columns-repeated="12"/>
        </table:table-row>
        <table:table-row table:style-name="ro1">
          <table:table-cell office:value-type="float" office:value="226.33214" calcext:value-type="float">
            <text:p>226.33214</text:p>
          </table:table-cell>
          <table:table-cell office:value-type="float" office:value="103.8966" calcext:value-type="float">
            <text:p>103.8966</text:p>
          </table:table-cell>
          <table:table-cell table:style-name="ce2" office:value-type="float" office:value="103.87522" calcext:value-type="float">
            <text:p>103.87522</text:p>
          </table:table-cell>
          <table:table-cell office:value-type="float" office:value="103.87522" calcext:value-type="float">
            <text:p>103.87522</text:p>
          </table:table-cell>
          <table:table-cell table:number-columns-repeated="12"/>
        </table:table-row>
        <table:table-row table:style-name="ro1">
          <table:table-cell office:value-type="float" office:value="229.96071" calcext:value-type="float">
            <text:p>229.96071</text:p>
          </table:table-cell>
          <table:table-cell office:value-type="float" office:value="115.06432" calcext:value-type="float">
            <text:p>115.06432</text:p>
          </table:table-cell>
          <table:table-cell table:style-name="ce2" office:value-type="float" office:value="115.03921" calcext:value-type="float">
            <text:p>115.03921</text:p>
          </table:table-cell>
          <table:table-cell office:value-type="float" office:value="115.03921" calcext:value-type="float">
            <text:p>115.03921</text:p>
          </table:table-cell>
          <table:table-cell table:number-columns-repeated="12"/>
        </table:table-row>
        <table:table-row table:style-name="ro1">
          <table:table-cell office:value-type="float" office:value="233.58929" calcext:value-type="float">
            <text:p>233.58929</text:p>
          </table:table-cell>
          <table:table-cell office:value-type="float" office:value="126.053" calcext:value-type="float">
            <text:p>126.053</text:p>
          </table:table-cell>
          <table:table-cell table:style-name="ce2" office:value-type="float" office:value="126.02842" calcext:value-type="float">
            <text:p>126.02842</text:p>
          </table:table-cell>
          <table:table-cell office:value-type="float" office:value="126.02842" calcext:value-type="float">
            <text:p>126.02842</text:p>
          </table:table-cell>
          <table:table-cell table:number-columns-repeated="12"/>
        </table:table-row>
        <table:table-row table:style-name="ro1">
          <table:table-cell office:value-type="float" office:value="237.21786" calcext:value-type="float">
            <text:p>237.21786</text:p>
          </table:table-cell>
          <table:table-cell office:value-type="float" office:value="136.86829" calcext:value-type="float">
            <text:p>136.86829</text:p>
          </table:table-cell>
          <table:table-cell table:style-name="ce2" office:value-type="float" office:value="136.84823" calcext:value-type="float">
            <text:p>136.84823</text:p>
          </table:table-cell>
          <table:table-cell office:value-type="float" office:value="136.84823" calcext:value-type="float">
            <text:p>136.84823</text:p>
          </table:table-cell>
          <table:table-cell table:number-columns-repeated="12"/>
        </table:table-row>
        <table:table-row table:style-name="ro1">
          <table:table-cell office:value-type="float" office:value="240.84643" calcext:value-type="float">
            <text:p>240.84643</text:p>
          </table:table-cell>
          <table:table-cell office:value-type="float" office:value="147.51558" calcext:value-type="float">
            <text:p>147.51558</text:p>
          </table:table-cell>
          <table:table-cell table:style-name="ce2" office:value-type="float" office:value="147.50379" calcext:value-type="float">
            <text:p>147.50379</text:p>
          </table:table-cell>
          <table:table-cell office:value-type="float" office:value="147.50379" calcext:value-type="float">
            <text:p>147.50379</text:p>
          </table:table-cell>
          <table:table-cell table:number-columns-repeated="12"/>
        </table:table-row>
        <table:table-row table:style-name="ro1">
          <table:table-cell table:style-name="ce3" office:value-type="float" office:value="244.475" calcext:value-type="float">
            <text:p>244.475</text:p>
          </table:table-cell>
          <table:table-cell table:number-columns-repeated="3" table:style-name="ce3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Default"/>
          <table:table-cell/>
          <table:table-cell table:style-name="ce9"/>
          <table:table-cell table:number-columns-repeated="12"/>
        </table:table-row>
        <table:table-row table:style-name="ro1">
          <table:table-cell table:style-name="ce1" office:value-type="string" calcext:value-type="string">
            <text:p>Error(Euler)</text:p>
          </table:table-cell>
          <table:table-cell table:style-name="ce1" office:value-type="string" calcext:value-type="string">
            <text:p>Error(RK)</text:p>
          </table:table-cell>
          <table:table-cell table:style-name="ce1" office:value-type="string" calcext:value-type="string">
            <text:p>Error estimado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 office:value-type="float" office:value="0.02511" calcext:value-type="float">
            <text:p>0.025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511" calcext:value-type="float">
            <text:p>0.02511</text:p>
          </table:table-cell>
          <table:table-cell table:style-name="ce1"/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Paso: 2.82222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Grilla</text:p>
          </table:table-cell>
          <table:table-cell table:style-name="ce1" office:value-type="string" calcext:value-type="string">
            <text:p>T(Euler)</text:p>
          </table:table-cell>
          <table:table-cell table:style-name="ce1" office:value-type="string" calcext:value-type="string">
            <text:p>T(RK)</text:p>
          </table:table-cell>
          <table:table-cell table:style-name="ce1" office:value-type="string" calcext:value-type="string">
            <text:p>T(Analitico)</text:p>
          </table:table-cell>
          <table:table-cell table:number-columns-repeated="11"/>
          <table:table-cell office:value-type="string" calcext:value-type="string">
            <text:p>T(Analitico)</text:p>
          </table:table-cell>
        </table:table-row>
        <table:table-row table:style-name="ro1">
          <table:table-cell office:value-type="float" office:value="219.075" calcext:value-type="float">
            <text:p>219.075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222.25" calcext:value-type="float">
            <text:p>222.25</text:p>
          </table:table-cell>
          <table:table-cell office:value-type="float" office:value="91.11" calcext:value-type="float">
            <text:p>91.11</text:p>
          </table:table-cell>
          <table:table-cell table:style-name="ce2" office:value-type="float" office:value="91.09976" calcext:value-type="float">
            <text:p>91.09976</text:p>
          </table:table-cell>
          <table:table-cell office:value-type="float" office:value="91.09976" calcext:value-type="float">
            <text:p>91.09976</text:p>
          </table:table-cell>
          <table:table-cell table:number-columns-repeated="12"/>
        </table:table-row>
        <table:table-row table:style-name="ro1">
          <table:table-cell office:value-type="float" office:value="225.425" calcext:value-type="float">
            <text:p>225.425</text:p>
          </table:table-cell>
          <table:table-cell office:value-type="float" office:value="101.07348" calcext:value-type="float">
            <text:p>101.07348</text:p>
          </table:table-cell>
          <table:table-cell table:style-name="ce2" office:value-type="float" office:value="101.05626" calcext:value-type="float">
            <text:p>101.05626</text:p>
          </table:table-cell>
          <table:table-cell office:value-type="float" office:value="101.05626" calcext:value-type="float">
            <text:p>101.05626</text:p>
          </table:table-cell>
          <table:table-cell table:number-columns-repeated="12"/>
        </table:table-row>
        <table:table-row table:style-name="ro1">
          <table:table-cell office:value-type="float" office:value="228.6" calcext:value-type="float">
            <text:p>228.6</text:p>
          </table:table-cell>
          <table:table-cell office:value-type="float" office:value="110.89463" calcext:value-type="float">
            <text:p>110.89463</text:p>
          </table:table-cell>
          <table:table-cell table:style-name="ce2" office:value-type="float" office:value="110.8735" calcext:value-type="float">
            <text:p>110.8735</text:p>
          </table:table-cell>
          <table:table-cell office:value-type="float" office:value="110.8735" calcext:value-type="float">
            <text:p>110.8735</text:p>
          </table:table-cell>
          <table:table-cell table:number-columns-repeated="12"/>
        </table:table-row>
        <table:table-row table:style-name="ro1">
          <table:table-cell office:value-type="float" office:value="231.775" calcext:value-type="float">
            <text:p>231.775</text:p>
          </table:table-cell>
          <table:table-cell office:value-type="float" office:value="120.57745" calcext:value-type="float">
            <text:p>120.57745</text:p>
          </table:table-cell>
          <table:table-cell table:style-name="ce2" office:value-type="float" office:value="120.55532" calcext:value-type="float">
            <text:p>120.55532</text:p>
          </table:table-cell>
          <table:table-cell office:value-type="float" office:value="120.55532" calcext:value-type="float">
            <text:p>120.55532</text:p>
          </table:table-cell>
          <table:table-cell table:number-columns-repeated="12"/>
        </table:table-row>
        <table:table-row table:style-name="ro1">
          <table:table-cell office:value-type="float" office:value="234.95" calcext:value-type="float">
            <text:p>234.95</text:p>
          </table:table-cell>
          <table:table-cell office:value-type="float" office:value="130.12579" calcext:value-type="float">
            <text:p>130.12579</text:p>
          </table:table-cell>
          <table:table-cell table:style-name="ce2" office:value-type="float" office:value="130.10542" calcext:value-type="float">
            <text:p>130.10542</text:p>
          </table:table-cell>
          <table:table-cell office:value-type="float" office:value="130.10542" calcext:value-type="float">
            <text:p>130.10542</text:p>
          </table:table-cell>
          <table:table-cell table:number-columns-repeated="12"/>
        </table:table-row>
        <table:table-row table:style-name="ro1">
          <table:table-cell office:value-type="float" office:value="238.125" calcext:value-type="float">
            <text:p>238.125</text:p>
          </table:table-cell>
          <table:table-cell office:value-type="float" office:value="139.54332" calcext:value-type="float">
            <text:p>139.54332</text:p>
          </table:table-cell>
          <table:table-cell table:style-name="ce2" office:value-type="float" office:value="139.52732" calcext:value-type="float">
            <text:p>139.52732</text:p>
          </table:table-cell>
          <table:table-cell office:value-type="float" office:value="139.52732" calcext:value-type="float">
            <text:p>139.52732</text:p>
          </table:table-cell>
          <table:table-cell table:number-columns-repeated="12"/>
        </table:table-row>
        <table:table-row table:style-name="ro1">
          <table:table-cell office:value-type="float" office:value="241.3" calcext:value-type="float">
            <text:p>241.3</text:p>
          </table:table-cell>
          <table:table-cell office:value-type="float" office:value="148.8336" calcext:value-type="float">
            <text:p>148.8336</text:p>
          </table:table-cell>
          <table:table-cell table:style-name="ce2" office:value-type="float" office:value="148.82443" calcext:value-type="float">
            <text:p>148.82443</text:p>
          </table:table-cell>
          <table:table-cell office:value-type="float" office:value="148.82443" calcext:value-type="float">
            <text:p>148.82443</text:p>
          </table:table-cell>
          <table:table-cell table:number-columns-repeated="12"/>
        </table:table-row>
        <table:table-row table:style-name="ro1">
          <table:table-cell table:style-name="ce3" office:value-type="float" office:value="244.475" calcext:value-type="float">
            <text:p>244.475</text:p>
          </table:table-cell>
          <table:table-cell table:number-columns-repeated="3" table:style-name="ce3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Default"/>
          <table:table-cell/>
          <table:table-cell table:style-name="ce9"/>
          <table:table-cell table:number-columns-repeated="12"/>
        </table:table-row>
        <table:table-row table:style-name="ro1">
          <table:table-cell table:style-name="ce1" office:value-type="string" calcext:value-type="string">
            <text:p>Error(Euler)</text:p>
          </table:table-cell>
          <table:table-cell table:style-name="ce1" office:value-type="string" calcext:value-type="string">
            <text:p>Error(RK)</text:p>
          </table:table-cell>
          <table:table-cell table:style-name="ce1" office:value-type="string" calcext:value-type="string">
            <text:p>Error estimado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 office:value-type="float" office:value="0.02213" calcext:value-type="float">
            <text:p>0.022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213" calcext:value-type="float">
            <text:p>0.02213</text:p>
          </table:table-cell>
          <table:table-cell table:style-name="ce1"/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Paso: 2.54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Grilla</text:p>
          </table:table-cell>
          <table:table-cell table:style-name="ce1" office:value-type="string" calcext:value-type="string">
            <text:p>T(Euler)</text:p>
          </table:table-cell>
          <table:table-cell table:style-name="ce1" office:value-type="string" calcext:value-type="string">
            <text:p>T(RK)</text:p>
          </table:table-cell>
          <table:table-cell table:style-name="ce1" office:value-type="string" calcext:value-type="string">
            <text:p>T(Analitico)</text:p>
          </table:table-cell>
          <table:table-cell table:number-columns-repeated="11"/>
          <table:table-cell office:value-type="string" calcext:value-type="string">
            <text:p>T(Analitico)</text:p>
          </table:table-cell>
        </table:table-row>
        <table:table-row table:style-name="ro1">
          <table:table-cell office:value-type="float" office:value="219.075" calcext:value-type="float">
            <text:p>219.075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221.89722" calcext:value-type="float">
            <text:p>221.89722</text:p>
          </table:table-cell>
          <table:table-cell office:value-type="float" office:value="89.99294" calcext:value-type="float">
            <text:p>89.99294</text:p>
          </table:table-cell>
          <table:table-cell table:style-name="ce2" office:value-type="float" office:value="89.98471" calcext:value-type="float">
            <text:p>89.98471</text:p>
          </table:table-cell>
          <table:table-cell office:value-type="float" office:value="89.98471" calcext:value-type="float">
            <text:p>89.98471</text:p>
          </table:table-cell>
          <table:table-cell table:number-columns-repeated="12"/>
        </table:table-row>
        <table:table-row table:style-name="ro1">
          <table:table-cell office:value-type="float" office:value="224.71944" calcext:value-type="float">
            <text:p>224.71944</text:p>
          </table:table-cell>
          <table:table-cell office:value-type="float" office:value="98.87002" calcext:value-type="float">
            <text:p>98.87002</text:p>
          </table:table-cell>
          <table:table-cell table:style-name="ce2" office:value-type="float" office:value="98.85587" calcext:value-type="float">
            <text:p>98.85587</text:p>
          </table:table-cell>
          <table:table-cell office:value-type="float" office:value="98.85588" calcext:value-type="float">
            <text:p>98.85588</text:p>
          </table:table-cell>
          <table:table-cell table:number-columns-repeated="12"/>
        </table:table-row>
        <table:table-row table:style-name="ro1">
          <table:table-cell office:value-type="float" office:value="227.54167" calcext:value-type="float">
            <text:p>227.54167</text:p>
          </table:table-cell>
          <table:table-cell office:value-type="float" office:value="107.6342" calcext:value-type="float">
            <text:p>107.6342</text:p>
          </table:table-cell>
          <table:table-cell table:style-name="ce2" office:value-type="float" office:value="107.61632" calcext:value-type="float">
            <text:p>107.61632</text:p>
          </table:table-cell>
          <table:table-cell office:value-type="float" office:value="107.61632" calcext:value-type="float">
            <text:p>107.61632</text:p>
          </table:table-cell>
          <table:table-cell table:number-columns-repeated="12"/>
        </table:table-row>
        <table:table-row table:style-name="ro1">
          <table:table-cell office:value-type="float" office:value="230.36389" calcext:value-type="float">
            <text:p>230.36389</text:p>
          </table:table-cell>
          <table:table-cell office:value-type="float" office:value="116.28831" calcext:value-type="float">
            <text:p>116.28831</text:p>
          </table:table-cell>
          <table:table-cell table:style-name="ce2" office:value-type="float" office:value="116.26877" calcext:value-type="float">
            <text:p>116.26877</text:p>
          </table:table-cell>
          <table:table-cell office:value-type="float" office:value="116.26877" calcext:value-type="float">
            <text:p>116.26877</text:p>
          </table:table-cell>
          <table:table-cell table:number-columns-repeated="12"/>
        </table:table-row>
        <table:table-row table:style-name="ro1">
          <table:table-cell office:value-type="float" office:value="233.18611" calcext:value-type="float">
            <text:p>233.18611</text:p>
          </table:table-cell>
          <table:table-cell office:value-type="float" office:value="124.83509" calcext:value-type="float">
            <text:p>124.83509</text:p>
          </table:table-cell>
          <table:table-cell table:style-name="ce2" office:value-type="float" office:value="124.81586" calcext:value-type="float">
            <text:p>124.81586</text:p>
          </table:table-cell>
          <table:table-cell office:value-type="float" office:value="124.81586" calcext:value-type="float">
            <text:p>124.81586</text:p>
          </table:table-cell>
          <table:table-cell table:number-columns-repeated="12"/>
        </table:table-row>
        <table:table-row table:style-name="ro1">
          <table:table-cell office:value-type="float" office:value="236.00833" calcext:value-type="float">
            <text:p>236.00833</text:p>
          </table:table-cell>
          <table:table-cell office:value-type="float" office:value="133.27715" calcext:value-type="float">
            <text:p>133.27715</text:p>
          </table:table-cell>
          <table:table-cell table:style-name="ce2" office:value-type="float" office:value="133.26013" calcext:value-type="float">
            <text:p>133.26013</text:p>
          </table:table-cell>
          <table:table-cell office:value-type="float" office:value="133.26013" calcext:value-type="float">
            <text:p>133.26013</text:p>
          </table:table-cell>
          <table:table-cell table:number-columns-repeated="12"/>
        </table:table-row>
        <table:table-row table:style-name="ro1">
          <table:table-cell office:value-type="float" office:value="238.83056" calcext:value-type="float">
            <text:p>238.83056</text:p>
          </table:table-cell>
          <table:table-cell office:value-type="float" office:value="141.61705" calcext:value-type="float">
            <text:p>141.61705</text:p>
          </table:table-cell>
          <table:table-cell table:style-name="ce2" office:value-type="float" office:value="141.60401" calcext:value-type="float">
            <text:p>141.60401</text:p>
          </table:table-cell>
          <table:table-cell office:value-type="float" office:value="141.60401" calcext:value-type="float">
            <text:p>141.60401</text:p>
          </table:table-cell>
          <table:table-cell table:number-columns-repeated="12"/>
        </table:table-row>
        <table:table-row table:style-name="ro1">
          <table:table-cell office:value-type="float" office:value="241.65278" calcext:value-type="float">
            <text:p>241.65278</text:p>
          </table:table-cell>
          <table:table-cell office:value-type="float" office:value="149.85721" calcext:value-type="float">
            <text:p>149.85721</text:p>
          </table:table-cell>
          <table:table-cell table:style-name="ce2" office:value-type="float" office:value="149.84988" calcext:value-type="float">
            <text:p>149.84988</text:p>
          </table:table-cell>
          <table:table-cell office:value-type="float" office:value="149.84988" calcext:value-type="float">
            <text:p>149.84988</text:p>
          </table:table-cell>
          <table:table-cell table:number-columns-repeated="12"/>
        </table:table-row>
        <table:table-row table:style-name="ro1">
          <table:table-cell table:style-name="ce3" office:value-type="float" office:value="244.475" calcext:value-type="float">
            <text:p>244.475</text:p>
          </table:table-cell>
          <table:table-cell table:number-columns-repeated="3" table:style-name="ce3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Default"/>
          <table:table-cell/>
          <table:table-cell table:style-name="ce9"/>
          <table:table-cell table:number-columns-repeated="12"/>
        </table:table-row>
        <table:table-row table:style-name="ro1">
          <table:table-cell table:style-name="ce1" office:value-type="string" calcext:value-type="string">
            <text:p>Error(Euler)</text:p>
          </table:table-cell>
          <table:table-cell table:style-name="ce1" office:value-type="string" calcext:value-type="string">
            <text:p>Error(RK)</text:p>
          </table:table-cell>
          <table:table-cell table:style-name="ce1" office:value-type="string" calcext:value-type="string">
            <text:p>Error estimado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 office:value-type="float" office:value="0.01954" calcext:value-type="float">
            <text:p>0.019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954" calcext:value-type="float">
            <text:p>0.01954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Errores (Euler)</text:p>
          </table:table-cell>
          <table:table-cell table:style-name="ce1" office:value-type="string" calcext:value-type="string">
            <text:p>Errores (RK)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ce5" office:value-type="float" office:value="0.034904" calcext:value-type="float">
            <text:p>0.034904</text:p>
          </table:table-cell>
          <table:table-cell table:style-name="ce5" office:value-type="float" office:value="0.0000032361" calcext:value-type="float">
            <text:p>3.2361E-006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ce5" office:value-type="float" office:value="0.029695" calcext:value-type="float">
            <text:p>0.029695</text:p>
          </table:table-cell>
          <table:table-cell table:style-name="ce5" office:value-type="float" office:value="0.0000018888" calcext:value-type="float">
            <text:p>1.8888E-006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ce5" office:value-type="float" office:value="0.025106" calcext:value-type="float">
            <text:p>0.025106</text:p>
          </table:table-cell>
          <table:table-cell table:style-name="ce5" office:value-type="float" office:value="0.0000011753" calcext:value-type="float">
            <text:p>1.1753E-006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ce5" office:value-type="float" office:value="0.022127" calcext:value-type="float">
            <text:p>0.022127</text:p>
          </table:table-cell>
          <table:table-cell table:style-name="ce5" office:value-type="float" office:value="0.00000078688" calcext:value-type="float">
            <text:p>7.8688E-007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ce6" office:value-type="float" office:value="0.019544" calcext:value-type="float">
            <text:p>0.019544</text:p>
          </table:table-cell>
          <table:table-cell table:style-name="ce6" office:value-type="float" office:value="0.00000055025" calcext:value-type="float">
            <text:p>5.5025E-007</text:p>
          </table:table-cell>
          <table:table-cell/>
          <table:table-cell table:style-name="Default"/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Paso</text:p>
          </table:table-cell>
          <table:table-cell table:style-name="ce1" office:value-type="string" calcext:value-type="string">
            <text:p>Errores (Euler)</text:p>
          </table:table-cell>
          <table:table-cell office:value-type="string" calcext:value-type="string">
            <text:p>paso/paso anterior</text:p>
          </table:table-cell>
          <table:table-cell table:style-name="Default" office:value-type="string" calcext:value-type="string">
            <text:p>error/error anterior</text:p>
          </table:table-cell>
          <table:table-cell table:number-columns-repeated="12"/>
        </table:table-row>
        <table:table-row table:style-name="ro1">
          <table:table-cell table:style-name="ce7" office:value-type="float" office:value="5.08" calcext:value-type="float">
            <text:p>5.08</text:p>
          </table:table-cell>
          <table:table-cell table:style-name="ce5" office:value-type="float" office:value="0.034904" calcext:value-type="float">
            <text:p>0.034904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ce7" office:value-type="float" office:value="4.2333" calcext:value-type="float">
            <text:p>4.2333</text:p>
          </table:table-cell>
          <table:table-cell table:style-name="ce5" office:value-type="float" office:value="0.029695" calcext:value-type="float">
            <text:p>0.029695</text:p>
          </table:table-cell>
          <table:table-cell table:formula="of:=[.A93]/[.A94]" office:value-type="float" office:value="1.2000094488933" calcext:value-type="float">
            <text:p/>
          </table:table-cell>
          <table:table-cell table:style-name="Default" table:formula="of:=[.B93]/[.B94]" office:value-type="float" office:value="1.17541673682438" calcext:value-type="float">
            <text:p/>
          </table:table-cell>
          <table:table-cell table:formula="of:=[.C94]/[.D94]" office:value-type="float" office:value="1.02092254712602" calcext:value-type="float">
            <text:p/>
          </table:table-cell>
          <table:table-cell table:number-columns-repeated="11"/>
        </table:table-row>
        <table:table-row table:style-name="ro1">
          <table:table-cell table:style-name="ce7" office:value-type="float" office:value="3.6286" calcext:value-type="float">
            <text:p>3.6286</text:p>
          </table:table-cell>
          <table:table-cell table:style-name="ce5" office:value-type="float" office:value="0.025106" calcext:value-type="float">
            <text:p>0.025106</text:p>
          </table:table-cell>
          <table:table-cell table:formula="of:=[.A94]/[.A95]" office:value-type="float" office:value="1.16664829410792" calcext:value-type="float">
            <text:p/>
          </table:table-cell>
          <table:table-cell table:style-name="Default" table:formula="of:=[.B94]/[.B95]" office:value-type="float" office:value="1.18278499163547" calcext:value-type="float">
            <text:p/>
          </table:table-cell>
          <table:table-cell table:formula="of:=[.C95]/[.D95]" office:value-type="float" office:value="0.986357032223386" calcext:value-type="float">
            <text:p/>
          </table:table-cell>
          <table:table-cell table:number-columns-repeated="11"/>
        </table:table-row>
        <table:table-row table:style-name="ro1">
          <table:table-cell table:style-name="ce7" office:value-type="float" office:value="3.175" calcext:value-type="float">
            <text:p>3.175</text:p>
          </table:table-cell>
          <table:table-cell table:style-name="ce5" office:value-type="float" office:value="0.022127" calcext:value-type="float">
            <text:p>0.022127</text:p>
          </table:table-cell>
          <table:table-cell table:formula="of:=[.A95]/[.A96]" office:value-type="float" office:value="1.14286614173228" calcext:value-type="float">
            <text:p/>
          </table:table-cell>
          <table:table-cell table:style-name="Default" table:formula="of:=[.B95]/[.B96]" office:value-type="float" office:value="1.13463189768157" calcext:value-type="float">
            <text:p/>
          </table:table-cell>
          <table:table-cell table:formula="of:=[.C96]/[.D96]" office:value-type="float" office:value="1.00725719422091" calcext:value-type="float">
            <text:p/>
          </table:table-cell>
          <table:table-cell table:number-columns-repeated="11"/>
        </table:table-row>
        <table:table-row table:style-name="ro1">
          <table:table-cell table:style-name="ce7" office:value-type="float" office:value="2.8222" calcext:value-type="float">
            <text:p>2.8222</text:p>
          </table:table-cell>
          <table:table-cell table:style-name="ce6" office:value-type="float" office:value="0.019544" calcext:value-type="float">
            <text:p>0.019544</text:p>
          </table:table-cell>
          <table:table-cell table:formula="of:=[.A96]/[.A97]" office:value-type="float" office:value="1.12500885833747" calcext:value-type="float">
            <text:p/>
          </table:table-cell>
          <table:table-cell table:style-name="Default" table:formula="of:=[.B96]/[.B97]" office:value-type="float" office:value="1.13216332378223" calcext:value-type="float">
            <text:p/>
          </table:table-cell>
          <table:table-cell table:formula="of:=[.C97]/[.D97]" office:value-type="float" office:value="0.993680712584058" calcext:value-type="float">
            <text:p/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Paso</text:p>
          </table:table-cell>
          <table:table-cell table:style-name="ce1" office:value-type="string" calcext:value-type="string">
            <text:p>Errores (RK)</text:p>
          </table:table-cell>
          <table:table-cell office:value-type="string" calcext:value-type="string">
            <text:p>paso/paso anterior</text:p>
          </table:table-cell>
          <table:table-cell table:style-name="Default" office:value-type="string" calcext:value-type="string">
            <text:p>error/error anterior</text:p>
          </table:table-cell>
          <table:table-cell table:number-columns-repeated="12"/>
        </table:table-row>
        <table:table-row table:style-name="ro1">
          <table:table-cell table:style-name="ce7" office:value-type="float" office:value="5.08" calcext:value-type="float">
            <text:p>5.08</text:p>
          </table:table-cell>
          <table:table-cell table:style-name="ce5" office:value-type="float" office:value="0.0000032361" calcext:value-type="float">
            <text:p>3.2361E-006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ce7" office:value-type="float" office:value="4.2333" calcext:value-type="float">
            <text:p>4.2333</text:p>
          </table:table-cell>
          <table:table-cell table:style-name="ce5" office:value-type="float" office:value="0.0000018888" calcext:value-type="float">
            <text:p>1.8888E-006</text:p>
          </table:table-cell>
          <table:table-cell table:formula="of:=[.A100]/[.A101]" office:value-type="float" office:value="1.2000094488933" calcext:value-type="float">
            <text:p/>
          </table:table-cell>
          <table:table-cell table:style-name="Default" table:formula="of:=[.B100]/[.B101]" office:value-type="float" office:value="1.71331003811944" calcext:value-type="float">
            <text:p/>
          </table:table-cell>
          <table:table-cell table:formula="of:=[.D101]/[.C101]" office:value-type="float" office:value="1.42774712290768" calcext:value-type="float">
            <text:p/>
          </table:table-cell>
          <table:table-cell table:number-columns-repeated="11"/>
        </table:table-row>
        <table:table-row table:style-name="ro1">
          <table:table-cell table:style-name="ce7" office:value-type="float" office:value="3.6286" calcext:value-type="float">
            <text:p>3.6286</text:p>
          </table:table-cell>
          <table:table-cell table:style-name="ce5" office:value-type="float" office:value="0.0000011753" calcext:value-type="float">
            <text:p>1.1753E-006</text:p>
          </table:table-cell>
          <table:table-cell table:formula="of:=[.A101]/[.A102]" office:value-type="float" office:value="1.16664829410792" calcext:value-type="float">
            <text:p/>
          </table:table-cell>
          <table:table-cell table:style-name="Default" table:formula="of:=[.B101]/[.B102]" office:value-type="float" office:value="1.60707904364843" calcext:value-type="float">
            <text:p/>
          </table:table-cell>
          <table:table-cell table:formula="of:=[.D102]/[.C102]" office:value-type="float" office:value="1.37751801615352" calcext:value-type="float">
            <text:p/>
          </table:table-cell>
          <table:table-cell table:number-columns-repeated="11"/>
        </table:table-row>
        <table:table-row table:style-name="ro1">
          <table:table-cell table:style-name="ce7" office:value-type="float" office:value="3.175" calcext:value-type="float">
            <text:p>3.175</text:p>
          </table:table-cell>
          <table:table-cell table:style-name="ce5" office:value-type="float" office:value="0.00000078688" calcext:value-type="float">
            <text:p>7.8688E-007</text:p>
          </table:table-cell>
          <table:table-cell table:formula="of:=[.A102]/[.A103]" office:value-type="float" office:value="1.14286614173228" calcext:value-type="float">
            <text:p/>
          </table:table-cell>
          <table:table-cell table:style-name="Default" table:formula="of:=[.B102]/[.B103]" office:value-type="float" office:value="1.49362037413583" calcext:value-type="float">
            <text:p/>
          </table:table-cell>
          <table:table-cell table:formula="of:=[.D103]/[.C103]" office:value-type="float" office:value="1.30690753675832" calcext:value-type="float">
            <text:p/>
          </table:table-cell>
          <table:table-cell table:number-columns-repeated="11"/>
        </table:table-row>
        <table:table-row table:style-name="ro1">
          <table:table-cell table:style-name="ce7" office:value-type="float" office:value="2.8222" calcext:value-type="float">
            <text:p>2.8222</text:p>
          </table:table-cell>
          <table:table-cell table:style-name="ce6" office:value-type="float" office:value="0.00000055025" calcext:value-type="float">
            <text:p>5.5025E-007</text:p>
          </table:table-cell>
          <table:table-cell table:formula="of:=[.A103]/[.A104]" office:value-type="float" office:value="1.12500885833747" calcext:value-type="float">
            <text:p/>
          </table:table-cell>
          <table:table-cell table:style-name="Default" table:formula="of:=[.B103]/[.B104]" office:value-type="float" office:value="1.43004089050432" calcext:value-type="float">
            <text:p/>
          </table:table-cell>
          <table:table-cell table:formula="of:=[.D104]/[.C104]" office:value-type="float" office:value="1.27113744919095" calcext:value-type="float">
            <text:p/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Paso</text:p>
          </table:table-cell>
          <table:table-cell table:style-name="ce1" office:value-type="string" calcext:value-type="string">
            <text:p>paso/paso anterior</text:p>
          </table:table-cell>
          <table:table-cell table:style-name="ce1" office:value-type="string" calcext:value-type="string">
            <text:p>Errores (Euler)</text:p>
          </table:table-cell>
          <table:table-cell table:style-name="ce1" office:value-type="string" calcext:value-type="string">
            <text:p>error/error anterior</text:p>
          </table:table-cell>
          <table:table-cell table:style-name="ce1" office:value-type="string" calcext:value-type="string">
            <text:p>Errores (RK)</text:p>
          </table:table-cell>
          <table:table-cell table:style-name="ce1" office:value-type="string" calcext:value-type="string">
            <text:p>error/error anterior</text:p>
          </table:table-cell>
          <table:table-cell table:number-columns-repeated="10"/>
        </table:table-row>
        <table:table-row table:style-name="ro1">
          <table:table-cell table:style-name="ce5" office:value-type="float" office:value="0.099219" calcext:value-type="float">
            <text:p>0.099219</text:p>
          </table:table-cell>
          <table:table-cell/>
          <table:table-cell table:style-name="ce5" office:value-type="float" office:value="0.00067964" calcext:value-type="float">
            <text:p>0.00067964</text:p>
          </table:table-cell>
          <table:table-cell/>
          <table:table-cell table:style-name="ce5" office:value-type="float" office:value="0.000000000023292" calcext:value-type="float">
            <text:p>2.3292E-011</text:p>
          </table:table-cell>
          <table:table-cell table:style-name="ce2"/>
          <table:table-cell table:number-columns-repeated="10"/>
        </table:table-row>
        <table:table-row table:style-name="ro1">
          <table:table-cell table:style-name="ce5" office:value-type="float" office:value="0.049609" calcext:value-type="float">
            <text:p>0.049609</text:p>
          </table:table-cell>
          <table:table-cell table:formula="of:=[.A108]/[.A107]" office:value-type="float" office:value="0.499994960642619" calcext:value-type="float">
            <text:p/>
          </table:table-cell>
          <table:table-cell table:style-name="ce5" office:value-type="float" office:value="0.00033972" calcext:value-type="float">
            <text:p>0.00033972</text:p>
          </table:table-cell>
          <table:table-cell table:formula="of:=[.C108]/[.C107]" office:value-type="float" office:value="0.49985286328056" calcext:value-type="float">
            <text:p/>
          </table:table-cell>
          <table:table-cell table:style-name="ce5" office:value-type="float" office:value="0.0000000000029985" calcext:value-type="float">
            <text:p>2.9985E-012</text:p>
          </table:table-cell>
          <table:table-cell table:style-name="ce2" table:formula="of:=[.E108]/[.E107]" office:value-type="float" office:value="0.128735188047398" calcext:value-type="float">
            <text:p/>
          </table:table-cell>
          <table:table-cell table:number-columns-repeated="10"/>
        </table:table-row>
        <table:table-row table:style-name="ro1">
          <table:table-cell table:style-name="ce5" office:value-type="float" office:value="0.024805" calcext:value-type="float">
            <text:p>0.024805</text:p>
          </table:table-cell>
          <table:table-cell table:formula="of:=[.A109]/[.A108]" office:value-type="float" office:value="0.500010078816344" calcext:value-type="float">
            <text:p/>
          </table:table-cell>
          <table:table-cell table:style-name="ce5" office:value-type="float" office:value="0.00016983" calcext:value-type="float">
            <text:p>0.00016983</text:p>
          </table:table-cell>
          <table:table-cell table:formula="of:=[.C109]/[.C108]" office:value-type="float" office:value="0.499911691981632" calcext:value-type="float">
            <text:p/>
          </table:table-cell>
          <table:table-cell table:style-name="ce5" office:value-type="float" office:value="0.00000000000048317" calcext:value-type="float">
            <text:p>4.8317E-013</text:p>
          </table:table-cell>
          <table:table-cell table:style-name="ce2" table:formula="of:=[.E109]/[.E108]" office:value-type="float" office:value="0.161137235284309" calcext:value-type="float">
            <text:p/>
          </table:table-cell>
          <table:table-cell table:number-columns-repeated="10"/>
        </table:table-row>
        <table:table-row table:style-name="ro1">
          <table:table-cell table:style-name="ce5" office:value-type="float" office:value="0.012402" calcext:value-type="float">
            <text:p>0.012402</text:p>
          </table:table-cell>
          <table:table-cell table:formula="of:=[.A110]/[.A109]" office:value-type="float" office:value="0.499979842773634" calcext:value-type="float">
            <text:p/>
          </table:table-cell>
          <table:table-cell table:style-name="ce5" office:value-type="float" office:value="0.000084911" calcext:value-type="float">
            <text:p>8.4911E-005</text:p>
          </table:table-cell>
          <table:table-cell table:formula="of:=[.C110]/[.C109]" office:value-type="float" office:value="0.499976447035271" calcext:value-type="float">
            <text:p/>
          </table:table-cell>
          <table:table-cell table:style-name="ce5" office:value-type="float" office:value="0.0000000000002558" calcext:value-type="float">
            <text:p>2.558E-013</text:p>
          </table:table-cell>
          <table:table-cell table:style-name="ce2" table:formula="of:=[.E110]/[.E109]" office:value-type="float" office:value="0.529420286855558" calcext:value-type="float">
            <text:p/>
          </table:table-cell>
          <table:table-cell table:number-columns-repeated="10"/>
        </table:table-row>
        <table:table-row table:style-name="ro1">
          <table:table-cell table:style-name="ce5" office:value-type="float" office:value="0.0062012" calcext:value-type="float">
            <text:p>0.0062012</text:p>
          </table:table-cell>
          <table:table-cell table:formula="of:=[.A111]/[.A110]" office:value-type="float" office:value="0.500016126431221" calcext:value-type="float">
            <text:p/>
          </table:table-cell>
          <table:table-cell table:style-name="ce5" office:value-type="float" office:value="0.000042454" calcext:value-type="float">
            <text:p>4.2454E-005</text:p>
          </table:table-cell>
          <table:table-cell table:formula="of:=[.C111]/[.C110]" office:value-type="float" office:value="0.499982334444301" calcext:value-type="float">
            <text:p/>
          </table:table-cell>
          <table:table-cell table:style-name="ce5" office:value-type="float" office:value="0.00000000000019895" calcext:value-type="float">
            <text:p>1.9895E-013</text:p>
          </table:table-cell>
          <table:table-cell table:style-name="ce2" table:formula="of:=[.E111]/[.E110]" office:value-type="float" office:value="0.777756059421423" calcext:value-type="float">
            <text:p/>
          </table:table-cell>
          <table:table-cell table:number-columns-repeated="10"/>
        </table:table-row>
        <table:table-row table:style-name="ro1">
          <table:table-cell table:style-name="ce5" office:value-type="float" office:value="0.0031006" calcext:value-type="float">
            <text:p>0.0031006</text:p>
          </table:table-cell>
          <table:table-cell table:formula="of:=[.A112]/[.A111]" office:value-type="float" office:value="0.5" calcext:value-type="float">
            <text:p/>
          </table:table-cell>
          <table:table-cell table:style-name="ce5" office:value-type="float" office:value="0.000021226" calcext:value-type="float">
            <text:p>2.1226E-005</text:p>
          </table:table-cell>
          <table:table-cell table:formula="of:=[.C112]/[.C111]" office:value-type="float" office:value="0.499976445093513" calcext:value-type="float">
            <text:p/>
          </table:table-cell>
          <table:table-cell table:style-name="ce5" office:value-type="float" office:value="0.00000000000022737" calcext:value-type="float">
            <text:p>2.2737E-013</text:p>
          </table:table-cell>
          <table:table-cell table:style-name="ce2" table:formula="of:=[.E112]/[.E111]" office:value-type="float" office:value="1.14284996230209" calcext:value-type="float">
            <text:p/>
          </table:table-cell>
          <table:table-cell table:number-columns-repeated="10"/>
        </table:table-row>
        <table:table-row table:style-name="ro1">
          <table:table-cell table:style-name="ce5" office:value-type="float" office:value="0.0015503" calcext:value-type="float">
            <text:p>0.0015503</text:p>
          </table:table-cell>
          <table:table-cell table:formula="of:=[.A113]/[.A112]" office:value-type="float" office:value="0.5" calcext:value-type="float">
            <text:p/>
          </table:table-cell>
          <table:table-cell table:style-name="ce5" office:value-type="float" office:value="0.000010613" calcext:value-type="float">
            <text:p>1.0613E-005</text:p>
          </table:table-cell>
          <table:table-cell table:formula="of:=[.C113]/[.C112]" office:value-type="float" office:value="0.5" calcext:value-type="float">
            <text:p/>
          </table:table-cell>
          <table:table-cell table:style-name="ce5" office:value-type="float" office:value="0.00000000000034106" calcext:value-type="float">
            <text:p>3.4106E-013</text:p>
          </table:table-cell>
          <table:table-cell table:style-name="ce2" table:formula="of:=[.E113]/[.E112]" office:value-type="float" office:value="1.50002199058803" calcext:value-type="float">
            <text:p/>
          </table:table-cell>
          <table:table-cell table:number-columns-repeated="10"/>
        </table:table-row>
        <table:table-row table:style-name="ro1">
          <table:table-cell table:style-name="ce5" office:value-type="float" office:value="0.00077515" calcext:value-type="float">
            <text:p>0.00077515</text:p>
          </table:table-cell>
          <table:table-cell table:formula="of:=[.A114]/[.A113]" office:value-type="float" office:value="0.5" calcext:value-type="float">
            <text:p/>
          </table:table-cell>
          <table:table-cell table:style-name="ce5" office:value-type="float" office:value="0.0000053065" calcext:value-type="float">
            <text:p>5.3065E-006</text:p>
          </table:table-cell>
          <table:table-cell table:formula="of:=[.C114]/[.C113]" office:value-type="float" office:value="0.5" calcext:value-type="float">
            <text:p/>
          </table:table-cell>
          <table:table-cell table:style-name="ce5" office:value-type="float" office:value="0.00000000000042633" calcext:value-type="float">
            <text:p>4.2633E-013</text:p>
          </table:table-cell>
          <table:table-cell table:style-name="ce2" table:formula="of:=[.E114]/[.E113]" office:value-type="float" office:value="1.2500146601771" calcext:value-type="float">
            <text:p/>
          </table:table-cell>
          <table:table-cell table:number-columns-repeated="10"/>
        </table:table-row>
        <table:table-row table:style-name="ro1">
          <table:table-cell table:style-name="ce6" office:value-type="float" office:value="0.00038757" calcext:value-type="float">
            <text:p>0.00038757</text:p>
          </table:table-cell>
          <table:table-cell table:style-name="ce3" table:formula="of:=[.A115]/[.A114]" office:value-type="float" office:value="0.499993549635554" calcext:value-type="float">
            <text:p/>
          </table:table-cell>
          <table:table-cell table:style-name="ce6" office:value-type="float" office:value="0.0000026533" calcext:value-type="float">
            <text:p>2.6533E-006</text:p>
          </table:table-cell>
          <table:table-cell table:style-name="ce3" table:formula="of:=[.C115]/[.C114]" office:value-type="float" office:value="0.500009422406483" calcext:value-type="float">
            <text:p/>
          </table:table-cell>
          <table:table-cell table:style-name="ce6" office:value-type="float" office:value="0.0000000000010232" calcext:value-type="float">
            <text:p>1.0232E-012</text:p>
          </table:table-cell>
          <table:table-cell table:style-name="ce3" table:formula="of:=[.E115]/[.E114]" office:value-type="float" office:value="2.4000187648066" calcext:value-type="float">
            <text:p/>
          </table:table-cell>
          <table:table-cell table:number-columns-repeated="10"/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Default" office:value-type="string" calcext:value-type="string">
            <text:p>Column</text:p>
          </table:table-cell>
          <table:table-cell table:style-name="ce8" office:value-type="time" office:time-value="PT10H00M00S" calcext:value-type="time">
            <text:p>0.416666666666667</text:p>
          </table:table-cell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17:57:46.684977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5:23:34.189444040</meta:creation-date>
    <dc:date>2014-06-18T17:57:55.980776527</dc:date>
    <meta:editing-duration>P0D</meta:editing-duration>
    <meta:editing-cycles>2</meta:editing-cycles>
    <meta:generator>LibreOffice/4.2.3.3$Linux_X86_64 LibreOffice_project/420m0$Build-3</meta:generator>
    <meta:document-statistic meta:table-count="1" meta:cell-count="366" meta:object-count="0"/>
  </office:meta>
</office:document-meta>
</file>